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2.28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FLAU - Operating status, priority intruder and obstacle warning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LAU,&lt;RX&gt;,&lt;TX&gt;,&lt;GPS&gt;,&lt;Power&gt;,&lt;AlarmLevel&gt;,&lt;RelativeBearing&gt;, &lt;AlarmType&gt;,&lt;RelativeVertical&gt;,&lt;RelativeDistance&gt;,&lt;ID&gt;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FLAU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Alarm level</text:p>
          </table:table-cell>
          <table:table-cell office:value-type="string" calcext:value-type="string">
            <text:p>Relative bearing</text:p>
          </table:table-cell>
          <table:table-cell office:value-type="string" calcext:value-type="string">
            <text:p>Alarm type</text:p>
          </table:table-cell>
          <table:table-cell office:value-type="string" calcext:value-type="string">
            <text:p>Relative vertical</text:p>
          </table:table-cell>
          <table:table-cell office:value-type="string" calcext:value-type="string">
            <text:p>Relative distance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FLAA - Data on other proximate aircraf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LAA,&lt;AlarmLevel&gt;,&lt;RelativeNorth&gt;,&lt;RelativeEast&gt;, &lt;RelativeVertical&gt;,&lt;IDType&gt;,&lt;ID&gt;,&lt;Track&gt;,&lt;TurnRate&gt;,&lt;GroundSpeed&gt;, &lt;ClimbRate&gt;,&lt;AcftType&gt;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FLAA</text:p>
          </table:table-cell>
          <table:table-cell office:value-type="string" calcext:value-type="string">
            <text:p>Alarm level</text:p>
          </table:table-cell>
          <table:table-cell office:value-type="string" calcext:value-type="string">
            <text:p>Relative north</text:p>
          </table:table-cell>
          <table:table-cell office:value-type="string" calcext:value-type="string">
            <text:p>Relative east</text:p>
          </table:table-cell>
          <table:table-cell office:value-type="string" calcext:value-type="string">
            <text:p>Relative vertical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urn rate</text:p>
          </table:table-cell>
          <table:table-cell office:value-type="string" calcext:value-type="string">
            <text:p>Ground speed</text:p>
          </table:table-cell>
          <table:table-cell office:value-type="string" calcext:value-type="string">
            <text:p>Climb rate</text:p>
          </table:table-cell>
          <table:table-cell office:value-type="string" calcext:value-type="string">
            <text:p>Aircraft typ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0:04:13.818018503</meta:creation-date>
    <dc:date>2020-09-23T09:26:11.316911505</dc:date>
    <meta:editing-duration>PT23H11M45S</meta:editing-duration>
    <meta:editing-cycles>1</meta:editing-cycles>
    <meta:document-statistic meta:table-count="1" meta:cell-count="27" meta:object-count="0"/>
    <meta:generator>LibreOffice/6.4.5.2$Linux_X86_64 LibreOffice_project/40$Build-2</meta:generator>
  </office:meta>
</office:document-meta>
</file>